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Lucida Sans1" svg:font-family="'Lucida Sans'" style:font-family-generic="swiss"/>
    <style:font-face style:name="Calibri2" svg:font-family="Calibri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Calibri3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8.391cm" style:rel-column-width="32473*"/>
    </style:style>
    <style:style style:name="Tabla1.B" style:family="table-column">
      <style:table-column-properties style:column-width="8.543cm" style:rel-column-width="33062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4.196cm" style:rel-column-width="16240*"/>
    </style:style>
    <style:style style:name="Tabla2.B" style:family="table-column">
      <style:table-column-properties style:column-width="3.307cm" style:rel-column-width="12799*"/>
    </style:style>
    <style:style style:name="Tabla2.C" style:family="table-column">
      <style:table-column-properties style:column-width="4.591cm" style:rel-column-width="17769*"/>
    </style:style>
    <style:style style:name="Tabla2.D" style:family="table-column">
      <style:table-column-properties style:column-width="4.838cm" style:rel-column-width="18727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.C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.D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2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fo:language="es" fo:country="ES" fo:font-style="normal" style:text-underline-style="none" fo:font-weight="bold" officeooo:rsid="0024a0da" officeooo:paragraph-rsid="0048b33e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fo:language="es" fo:country="ES" fo:font-style="normal" style:text-underline-style="none" fo:font-weight="bold" officeooo:rsid="0049edfd" officeooo:paragraph-rsid="0048b33e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3" fo:font-size="10pt" fo:language="es" fo:country="ES" fo:font-style="normal" style:text-underline-style="none" fo:font-weight="normal" officeooo:paragraph-rsid="0048b33e" fo:background-color="transparent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style:font-name="Arial2" fo:font-size="8pt" fo:font-weight="bold" fo:background-color="#ffff00" style:font-size-asian="8pt" style:font-weight-asian="bold" style:font-size-complex="8pt" style:font-weight-complex="bold"/>
    </style:style>
    <style:style style:name="P10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style:font-size-asian="10pt" style:font-size-complex="10pt"/>
    </style:style>
    <style:style style:name="P11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officeooo:paragraph-rsid="004a3f9c" style:font-size-asian="10pt" style:font-name-complex="Arial4" style:font-size-complex="10pt" style:font-weight-complex="bold"/>
    </style:style>
    <style:style style:name="P12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officeooo:paragraph-rsid="004d5c3c" style:font-size-asian="10pt" style:font-name-complex="Arial4" style:font-size-complex="10pt" style:font-weight-complex="bold"/>
    </style:style>
    <style:style style:name="P13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3" fo:font-size="10pt" officeooo:paragraph-rsid="004d5c3c" style:font-size-asian="10pt" style:font-name-complex="Arial4" style:font-size-complex="10pt"/>
    </style:style>
    <style:style style:name="P14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5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officeooo:paragraph-rsid="0048b33e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6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officeooo:paragraph-rsid="004e12da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7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officeooo:paragraph-rsid="004a3f9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8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3" fo:font-size="10pt" fo:font-weight="bold" officeooo:rsid="003d17a6" officeooo:paragraph-rsid="001f449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9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3" fo:font-size="10pt" fo:font-weight="normal" officeooo:rsid="005d1080" officeooo:paragraph-rsid="001f449d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P20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2a6099" loext:opacity="100%" style:font-name="Arial3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1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2a6099" loext:opacity="100%" style:font-name="Arial3" fo:font-size="10pt" fo:font-weight="bold" officeooo:rsid="005d1080" officeooo:paragraph-rsid="004e12da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22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2a6099" loext:opacity="100%" style:font-name="Arial3" fo:font-size="10pt" fo:font-weight="bold" officeooo:paragraph-rsid="001f449d" style:letter-kerning="true" fo:background-color="transparent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23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style:font-name="Arial3" fo:font-size="10pt" officeooo:paragraph-rsid="004e12da" style:font-size-asian="10pt" style:font-size-complex="10pt"/>
    </style:style>
    <style:style style:name="P24" style:family="paragraph" style:parent-style-name="Standard_20__28_user_29_">
      <style:paragraph-properties fo:margin-top="0cm" fo:margin-bottom="0.21cm" style:contextual-spacing="false" fo:text-align="justify" style:justify-single-word="false"/>
      <style:text-properties officeooo:paragraph-rsid="004e12da"/>
    </style:style>
    <style:style style:name="P25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3" fo:font-size="10pt" fo:language="es" fo:country="ES" fo:font-style="normal" style:text-underline-style="none" fo:font-weight="normal" officeooo:paragraph-rsid="00555856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loext:opacity="100%" style:font-name="Arial3" fo:font-size="10pt" officeooo:paragraph-rsid="004d5c3c" style:font-size-asian="10pt" style:font-size-complex="10pt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loext:opacity="100%" style:font-name="Arial3" fo:font-size="10pt" fo:language="es" fo:country="ES" fo:font-style="normal" style:text-underline-style="none" fo:font-weight="bold" officeooo:rsid="0024a0da" officeooo:paragraph-rsid="004e12da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Arial3" fo:font-size="10pt" fo:language="es" fo:country="ES" fo:font-style="normal" style:text-underline-style="none" fo:font-weight="bold" officeooo:rsid="0047881a" officeooo:paragraph-rsid="004e12da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line-height="100%" fo:text-align="justify" style:justify-single-word="false"/>
      <style:text-properties fo:color="#000000" loext:opacity="100%" style:font-name="Arial3" fo:font-size="10pt" fo:language="es" fo:country="ES" fo:font-style="normal" style:text-underline-style="none" fo:font-weight="normal" officeooo:paragraph-rsid="004e12da" fo:background-color="transparent" style:font-size-asian="10pt" style:font-weight-asian="normal" style:font-size-complex="10pt" style:font-weight-complex="normal"/>
    </style:style>
    <style:style style:name="P30" style:family="paragraph" style:parent-style-name="Table_20_Contents">
      <loext:graphic-properties draw:fill="solid" draw:fill-color="#ffffff" draw:opacity="100%"/>
      <style:paragraph-properties fo:line-height="100%" fo:text-align="justify" style:justify-single-word="false" fo:background-color="#ffffff"/>
      <style:text-properties fo:color="#000000" loext:opacity="100%" style:font-name="Arial3" fo:font-size="10pt" fo:language="es" fo:country="ES" fo:font-style="normal" style:text-underline-style="none" fo:font-weight="normal" officeooo:paragraph-rsid="004e12da" fo:background-color="transparent" style:font-size-asian="10pt" style:font-weight-asian="normal" style:font-size-complex="10pt" style:font-weight-complex="normal"/>
    </style:style>
    <style:style style:name="P31" style:family="paragraph" style:parent-style-name="Table_20_Contents">
      <loext:graphic-properties draw:fill="solid" draw:fill-color="#ffffff" draw:opacity="100%"/>
      <style:paragraph-properties fo:line-height="100%" fo:text-align="justify" style:justify-single-word="false" fo:background-color="#ffffff"/>
      <style:text-properties fo:color="#000000" loext:opacity="100%" style:font-name="Arial3" fo:font-size="10pt" fo:language="es" fo:country="ES" fo:font-style="normal" style:text-underline-style="none" fo:font-weight="normal" officeooo:paragraph-rsid="00555856" fo:background-color="transparent" style:font-size-asian="10pt" style:font-weight-asian="normal" style:font-size-complex="10pt" style:font-weight-complex="normal"/>
    </style:style>
    <style:style style:name="P32" style:family="paragraph" style:parent-style-name="Text_20_body_20__28_user_29_" style:master-page-name="Standard">
      <style:paragraph-properties fo:margin-top="0cm" fo:margin-bottom="0.21cm" style:contextual-spacing="false" fo:text-align="center" style:justify-single-word="false" style:page-number="auto"/>
      <style:text-properties style:font-name="Arial2" fo:font-size="13pt" fo:font-style="italic" fo:font-weight="bold" officeooo:paragraph-rsid="0043157e" style:font-size-asian="13pt" style:font-style-asian="italic" style:font-weight-asian="bold" style:font-size-complex="13pt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2" style:family="text">
      <style:text-properties fo:color="#000000" loext:opacity="100%" officeooo:rsid="004a3f9c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3" style:family="text">
      <style:text-properties fo:color="#000000" loext:opacity="100%" officeooo:rsid="004e12da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4" style:family="text">
      <style:text-properties fo:color="#000000" loext:opacity="100%" officeooo:rsid="0052bd99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5" style:family="text">
      <style:text-properties fo:color="#000000" loext:opacity="100%" style:font-name="Arial3" fo:font-size="10pt" officeooo:rsid="00436bd5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6" style:family="text">
      <style:text-properties fo:color="#000000" loext:opacity="100%" style:font-name="Arial3" fo:font-size="10pt" officeooo:rsid="005d108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7" style:family="text">
      <style:text-properties fo:color="#000000" loext:opacity="100%" style:font-name="Arial3" fo:font-size="10pt" fo:font-weight="bold" officeooo:rsid="00436bd5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8" style:family="text">
      <style:text-properties officeooo:rsid="00447521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45fa8d" style:font-weight-asian="bold"/>
    </style:style>
    <style:style style:name="T12" style:family="text">
      <style:text-properties fo:font-weight="bold" officeooo:rsid="00149f96" style:font-weight-asian="bold" style:font-weight-complex="bold"/>
    </style:style>
    <style:style style:name="T13" style:family="text">
      <style:text-properties fo:font-weight="bold" officeooo:rsid="0024a0da" style:font-weight-asian="bold" style:font-weight-complex="bold"/>
    </style:style>
    <style:style style:name="T14" style:family="text">
      <style:text-properties fo:font-weight="bold" style:letter-kerning="true" style:font-name-asian="SimSun" style:language-asian="zh" style:country-asian="CN" style:font-weight-asian="bold" style:language-complex="hi" style:country-complex="IN"/>
    </style:style>
    <style:style style:name="T15" style:family="text">
      <style:text-properties officeooo:rsid="0049edfd"/>
    </style:style>
    <style:style style:name="T16" style:family="text">
      <style:text-properties officeooo:rsid="003cb6dc" style:letter-kerning="true" style:font-name-asian="SimSun" style:language-asian="zh" style:country-asian="CN" style:font-name-complex="Lucida Sans" style:language-complex="hi" style:country-complex="IN"/>
    </style:style>
    <style:style style:name="T17" style:family="text">
      <style:text-properties officeooo:rsid="0043157e" style:letter-kerning="true" style:font-name-asian="SimSun" style:language-asian="zh" style:country-asian="CN" style:font-name-complex="Lucida Sans" style:language-complex="hi" style:country-complex="IN"/>
    </style:style>
    <style:style style:name="T18" style:family="text">
      <style:text-properties style:letter-kerning="true" style:font-name-asian="SimSun" style:language-asian="zh" style:country-asian="CN" style:language-complex="hi" style:country-complex="IN"/>
    </style:style>
    <style:style style:name="T19" style:family="text">
      <style:text-properties officeooo:rsid="004a3f9c" style:letter-kerning="true" style:font-name-asian="SimSun" style:language-asian="zh" style:country-asian="CN" style:language-complex="hi" style:country-complex="IN"/>
    </style:style>
    <style:style style:name="T20" style:family="text">
      <style:text-properties officeooo:rsid="004a3f9c"/>
    </style:style>
    <style:style style:name="T21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3" style:font-weight-complex="normal"/>
    </style:style>
    <style:style style:name="T22" style:family="text">
      <style:text-properties style:font-name="Arial1" fo:letter-spacing="-0.004cm" fo:language="es" fo:country="ES" fo:font-style="normal" style:text-underline-style="none" fo:font-weight="normal" officeooo:rsid="00040fc1" style:letter-kerning="true" fo:background-color="transparent" loext:char-shading-value="0" style:font-name-asian="SimSun" style:language-asian="zh" style:country-asian="CN" style:font-weight-asian="normal" style:font-name-complex="Arial3" style:language-complex="hi" style:country-complex="IN" style:font-weight-complex="normal"/>
    </style:style>
    <style:style style:name="T23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3" style:font-weight-complex="bold"/>
    </style:style>
    <style:style style:name="T24" style:family="text">
      <style:text-properties style:font-name="Arial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3" style:font-weight-complex="bold"/>
    </style:style>
    <style:style style:name="T25" style:family="text">
      <style:text-properties officeooo:rsid="0047881a"/>
    </style:style>
    <style:style style:name="T26" style:family="text">
      <style:text-properties officeooo:rsid="004f6afc"/>
    </style:style>
    <style:style style:name="T27" style:family="text">
      <style:text-properties officeooo:rsid="0051299d"/>
    </style:style>
    <style:style style:name="T28" style:family="text">
      <style:text-properties officeooo:rsid="00555856"/>
    </style:style>
    <style:style style:name="T29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6">D</text:span><text:span text:style-name="T17">ICTAMEN COMISIÓN INFORMATIVA</text:span></text:p>
      <text:p text:style-name="P9"/>
      <text:p text:style-name="P8">Número de expediente: $$V_NUMEXP$$ </text:p>
      <text:p text:style-name="P8">Nombre del expediente: $$V_TITULOEXP$$</text:p>
      <text:p text:style-name="P8">Fecha: $$DIA_SISTEMA$$ <text:span text:style-name="T20">de </text:span>$$MES_SISTEMA$$ <text:span text:style-name="T20">de </text:span>$$EJERCICIO_SISTEMA$$</text:p>
      <text:p text:style-name="P10"/>
      <text:p text:style-name="P14">Visto que el Pleno de la Corporación en sesión de $$F_F_APA$$ adoptó el acuerdo de aprobación inicial de la Ordenanza $$MUNICIPAL$$ Específica de Subvenciones $$MODALIDAD_SUBVENCION$$ $$DEL_AYTO$$ <text:s/>$$NOMBRE_AYTO$$. </text:p>
      <text:p text:style-name="P23"><text:span text:style-name="T1">Visto que </text:span><text:span text:style-name="T4">el anuncio de exposición de </text:span><text:span text:style-name="T1">dicho </text:span><text:span text:style-name="T3">a</text:span><text:span text:style-name="T1">cuerdo fue publicado en el Boletín Oficial de la Provincia durante 30 días </text:span><text:span text:style-name="T2">hábiles</text:span><text:span text:style-name="T1">, durante los cuales se han presentado las siguientes alegaciones: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<text:span text:style-name="T28">N</text:span>úmero <text:span text:style-name="T15">registro de entrada</text:span></text:p>
          </table:table-cell>
          <table:table-cell table:style-name="Tabla1.B1" office:value-type="string">
            <text:p text:style-name="P6">Fecha</text:p>
          </table:table-cell>
        </table:table-row>
        <table:table-row table:style-name="TableLine2080361680064">
          <table:table-cell table:style-name="Tabla1.A2" office:value-type="string">
            <text:p text:style-name="P25"><text:text-input text:description="JOOScript">${(datos.att0)!}</text:text-input><text:span text:style-name="T13"><text:script script:language="JOOScript">&lt;jooscript&gt;
&lt;insert-around element="table:table-row"&gt;
[#if DATOS_ALEGACIONES??]
[#assign DATOS_ALEGACIONES_AUXILIAR=DATOS_ALEGACIONES]
[/#if]
[#if TAB_DATOS_ALEGACIONES??]
[#assign DATOS_ALEGACIONES_AUXILIAR=TAB_DATOS_ALEGACIONES]
[/#if]
[#if DATOS_ALEGACIONES_AUXILIAR?? &amp;amp;&amp;amp; DATOS_ALEGACIONES_AUXILIAR?is_enumerable]
[#list DATOS_ALEGACIONES_AUXILIAR as datos]
&lt;content/&gt;
[/#list]
[/#if]
&lt;/insert-around&gt;
&lt;/jooscript&gt;
</text:script></text:span></text:p>
          </table:table-cell>
          <table:table-cell table:style-name="Tabla1.B2" office:value-type="string">
            <text:p text:style-name="P7"><text:text-input text:description="JOOScript">${(datos.att1)!}</text:text-input></text:p>
          </table:table-cell>
        </table:table-row>
      </table:table>
      <text:p text:style-name="P15"/>
      <text:p text:style-name="P15">Visto el informe d<text:span text:style-name="T9">e Secretaría d</text:span>e <text:span text:style-name="T8">$$F_F_IRR$$</text:span> </text:p>
      <text:p text:style-name="P16">Debatido y deliberado el asunto por los miembros de esta Comisión Informativa, y con $$VOTOS_FAVORABLES_COMISION_2$$<text:span text:style-name="T9"> votos a favor, $$VOTOS_EN_CONTRA_COMISION_2$$ en contra y $$ABSTENCIONES_COMISION_2$$ abstenciones,</text:span> se dictamina favorablemente, proponiendo <text:span text:style-name="T26">al Pleno $$DEL_AYTO$$ $$AYUNTAMIENTO$$</text:span> la adopción del siguiente:</text:p>
      <text:p text:style-name="P14"/>
      <text:p text:style-name="P18">ACUERDO</text:p>
      <text:p text:style-name="P19"/>
      <text:p text:style-name="P24"><text:span text:style-name="T7">PRIMERO</text:span><text:span text:style-name="T5">.- Las alegaciones presentadas </text:span><text:span text:style-name="T6">son las siguientes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7">úmero <text:span text:style-name="T25">registro de entrada</text:span></text:p>
          </table:table-cell>
          <table:table-cell table:style-name="Tabla2.A1" office:value-type="string">
            <text:p text:style-name="P28">Fecha</text:p>
          </table:table-cell>
          <table:table-cell table:style-name="Tabla2.A1" office:value-type="string">
            <text:p text:style-name="P28">Alegación</text:p>
          </table:table-cell>
          <table:table-cell table:style-name="Tabla2.D1" office:value-type="string">
            <text:p text:style-name="P28">Motivación de la estimación/desestimación</text:p>
          </table:table-cell>
        </table:table-row>
        <table:table-row table:style-name="TableLine2080361694752">
          <table:table-cell table:style-name="Tabla2.A2" office:value-type="string">
            <text:p text:style-name="P31"><text:text-input text:description="JOOScript">${(datos.att0)!}</text:text-input><text:span text:style-name="T13"><text:script script:language="JOOScript">&lt;jooscript&gt;
&lt;insert-around element="table:table-row"&gt;
[#if MOTIVACION_ALEGACIONES??]
[#assign MOTIVACION_ALEGACIONES_AUXILIAR=MOTIVACION_ALEGACIONES]
[/#if]
[#if TAB_MOTIVACION_ALEGACIONES??]
[#assign MOTIVACION_ALEGACIONES_AUXILIAR=TAB_MOTIVACION_ALEGACIONES]
[/#if]
[#if MOTIVACION_ALEGACIONES_AUXILIAR?? &amp;amp;&amp;amp; MOTIVACION_ALEGACIONES_AUXILIAR?is_enumerable]
[#list MOTIVACION_ALEGACIONES_AUXILIAR as datos]
&lt;content/&gt;
[/#list]
[/#if]
&lt;/insert-around&gt;
&lt;/jooscript&gt;
</text:script></text:span></text:p>
          </table:table-cell>
          <table:table-cell table:style-name="Tabla2.B2" office:value-type="string">
            <text:p text:style-name="P29"><text:text-input text:description="JOOScript">${(datos.att1)!}</text:text-input></text:p>
          </table:table-cell>
          <table:table-cell table:style-name="Tabla2.C2" office:value-type="string">
            <text:p text:style-name="P30"><text:text-input text:description="JOOScript">${(datos.att2)!}</text:text-input></text:p>
          </table:table-cell>
          <table:table-cell table:style-name="Tabla2.D2" office:value-type="string">
            <text:p text:style-name="P29"><text:text-input text:description="JOOScript">${(datos.att3)!}</text:text-input></text:p>
          </table:table-cell>
        </table:table-row>
      </table:table>
      <text:p text:style-name="P21"/>
      <text:p text:style-name="P20"><text:span text:style-name="T11">[</text:span><text:span text:style-name="T10">En el caso de que alguna alegación presentada se estime, afectando al texto de la Ordenanza, se procederá a indicar la modificación propuesta con respecto al texto inicialmente aprobado]</text:span></text:p>
      <text:p text:style-name="P14"><text:span text:style-name="T10">SEGUNDO</text:span>.- La aprobación definitiva de la Ordenanza $$MUNICIPAL$$ Específica de Subvenciones $$MODALIDAD_SUBVENCION$$.</text:p>
      <text:p text:style-name="P22">[Transcribir texto de la Ordenanza ya modificado, <text:span text:style-name="T27">en su caso</text:span>]</text:p>
      <text:p text:style-name="P14"><text:span text:style-name="T10">TERCERO</text:span>.- Publicar el acuerdo definitivo y el texto íntegro de la Ordenanza aprobada en el Boletín Oficial de la provincia.</text:p>
      <text:p text:style-name="P14"><text:span text:style-name="T10">CUARTO</text:span>.- Que el acuerdo y el texto íntegro de la Ordenanza, definitivamente aprobada, se comunique a la Administración del Estado y de la Comunidad Autónoma en cumplimiento de lo dispuesto en el artículo 65 y 70.2 de la Ley 7/1985, de 2 de abril, Reguladora de las Bases del Régimen Local.</text:p>
      <text:p text:style-name="P11"><text:span text:style-name="T14">QUINTO</text:span><text:span text:style-name="T18">.- La Ordenanza $$MUNICIPAL$$ Específica de Subvenciones $$MODALIDAD_SUBVENCION$$ entrará en vigor transcurridos 15 días </text:span><text:span text:style-name="T19">hábiles</text:span><text:span text:style-name="T18"> desde la recepción del acuerdo remitido conforme al punto Cuarto del presente acuerdo, en cumplimiento del artículo 70.2 de la Ley 7/1985, de 2 de abril.</text:span></text:p>
      <text:p text:style-name="P17"/>
      <text:p text:style-name="P26"><text:soft-page-break/></text:p>
      <text:p text:style-name="P13"><text:span text:style-name="Fuente_20_de_20_párrafo_20_predeter."><text:span text:style-name="T24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23"><text:text-input text:description="JOOScript">${(FIRMANTES_FDO_AUXILIAR)!}</text:text-input></text:span></text:span><text:span text:style-name="T12"><text:s/></text:span><text:span text:style-name="Fuente_20_de_20_párrafo_20_predeter."><text:span text:style-name="T21"><text:text-input text:description="JOOScript">${(FIRMANTES_AUXILIAR)!}</text:text-input></text:span></text:span><text:span text:style-name="Fuente_20_de_20_párrafo_20_predeter."><text:span text:style-name="T21"><text:s/></text:span></text:span></text:p>
      <text:p text:style-name="P12"><text:span text:style-name="Fuente_20_de_20_párrafo_20_predeter."><text:span text:style-name="T22"><text:text-input text:description="JOOScript">${(FIRMANTE_DELEGACION_AUXILIAR)!}</text:text-input></text:span></text:span><text:span text:style-name="Fuente_20_de_20_párrafo_20_predeter."><text:span text:style-name="T22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Lucida Sans1" svg:font-family="'Lucida Sans'" style:font-family-generic="swiss"/>
    <style:font-face style:name="Calibri2" svg:font-family="Calibri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Calibri3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3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3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2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3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2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7</meta:editing-cycles>
    <meta:creation-date>2019-09-12T08:50:52.807000000</meta:creation-date>
    <meta:editing-duration>P1DT8H35M55S</meta:editing-duration>
    <meta:generator>LibreOffice/7.0.2.2$Windows_X86_64 LibreOffice_project/8349ace3c3162073abd90d81fd06dcfb6b36b994</meta:generator>
    <dc:date>2021-03-17T09:36:45.218000000</dc:date>
    <meta:document-statistic meta:table-count="2" meta:image-count="0" meta:object-count="0" meta:page-count="2" meta:paragraph-count="36" meta:word-count="338" meta:character-count="2500" meta:non-whitespace-character-count="2210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